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officeooo:rsid="00148a91" officeooo:paragraph-rsid="00148a91"/>
    </style:style>
    <style:style style:name="P2" style:family="paragraph" style:parent-style-name="Heading_20_1">
      <style:text-properties fo:language="ru" fo:country="RU" officeooo:rsid="001bbc3b" officeooo:paragraph-rsid="001bbc3b"/>
    </style:style>
    <style:style style:name="P3" style:family="paragraph" style:parent-style-name="Heading_20_2">
      <style:text-properties officeooo:rsid="00148a91" officeooo:paragraph-rsid="00148a91"/>
    </style:style>
    <style:style style:name="P4" style:family="paragraph" style:parent-style-name="First_20_line_20_indent">
      <style:text-properties officeooo:rsid="00170103" officeooo:paragraph-rsid="001bbc3b"/>
    </style:style>
    <style:style style:name="P5" style:family="paragraph" style:parent-style-name="First_20_line_20_indent">
      <style:text-properties fo:language="ru" fo:country="RU" officeooo:rsid="001bbc3b" officeooo:paragraph-rsid="001bbc3b"/>
    </style:style>
    <style:style style:name="P6" style:family="paragraph" style:parent-style-name="Первая_20_строка_20_с_20_отступом_20__28_нумерованный_29_">
      <style:text-properties officeooo:rsid="00199c2d" officeooo:paragraph-rsid="00199c2d"/>
    </style:style>
    <style:style style:name="P7" style:family="paragraph" style:parent-style-name="Первая_20_строка_20_с_20_отступом_20__28_нумерованный_29_">
      <style:text-properties officeooo:rsid="00170103" officeooo:paragraph-rsid="00170103"/>
    </style:style>
    <style:style style:name="P8" style:family="paragraph" style:parent-style-name="Первая_20_строка_20_с_20_отступом_20__28_нумерованный_29_">
      <style:text-properties fo:language="ru" fo:country="RU" officeooo:rsid="00170103" officeooo:paragraph-rsid="00170103"/>
    </style:style>
    <style:style style:name="P9" style:family="paragraph" style:parent-style-name="Heading_20_2">
      <style:text-properties officeooo:rsid="00170567" officeooo:paragraph-rsid="00170567"/>
    </style:style>
    <style:style style:name="P10" style:family="paragraph" style:parent-style-name="Первая_20_строка_20_с_20_отступом_20__28_нумерованный_29_">
      <style:text-properties fo:language="ru" fo:country="RU" officeooo:rsid="001bbc3b" officeooo:paragraph-rsid="001bbc3b"/>
    </style:style>
    <style:style style:name="T1" style:family="text">
      <style:text-properties fo:language="ru" fo:country="RU" officeooo:rsid="001bbc3b"/>
    </style:style>
    <style:style style:name="T2" style:family="text">
      <style:text-properties officeooo:rsid="001bbc3b"/>
    </style:style>
    <style:style style:name="T3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<text:span text:style-name="T1">ая</text:span> работ<text:span text:style-name="T2">а</text:span> № <text:span text:style-name="T1">4</text:span></text:p>
      <text:h text:style-name="P2" text:outline-level="1">Одномерные массивы</text:h>
      <text:h text:style-name="P3" text:outline-level="2">Цель работы</text:h>
      <text:p text:style-name="P4">Цель работы состоит в овладении навыками разработки программ на языке <text:span text:style-name="T3">Python </text:span><text:span text:style-name="T1">для обработки одномерных массивов: поиск максимумов и минимумов, сортировка.</text:span></text:p>
      <text:p text:style-name="P5">Для организации массивов в Python могут использоваться разные варианты, например, списки или решения, предлагаемые в модулях array, numpy. В этих решениях могут быть готовые методы и функции, упрощающие программирование, например поиск максимума, минимума или сортировка. В лабораторной работе предлагается использовать алгоритмы поиска решений без использования готовых методов и функций.</text:p>
      <text:h text:style-name="Heading_20_2" text:outline-level="2">Постановка задачи</text:h>
      <text:list xml:id="list3937525237" text:style-name="Numbering_20_123">
        <text:list-item>
          <text:p text:style-name="P6">Внимательно прочитать и уяснить условие задачи, которую предстоит решить.</text:p>
        </text:list-item>
        <text:list-item>
          <text:p text:style-name="P7">Изучить учебный материал, посвященный <text:span text:style-name="T2">одномерным массивам в</text:span> язык<text:span text:style-name="T2">е</text:span> <text:span text:style-name="T3">Python.</text:span></text:p>
        </text:list-item>
        <text:list-item>
          <text:p text:style-name="P8">Разработать программу на языке <text:span text:style-name="T3">Python </text:span>для решения заданного варианта.</text:p>
        </text:list-item>
        <text:list-item>
          <text:p text:style-name="P8">Отладить программу. При необходимости выполнить решение контрольного примера небольшой размерности с помощью программы и ручной расчет контрольного примера.</text:p>
        </text:list-item>
        <text:list-item>
          <text:p text:style-name="P8">Оформить отчет.</text:p>
        </text:list-item>
      </text:list>
      <text:h text:style-name="P9" text:outline-level="2">Содержание работы</text:h>
      <text:list text:continue-numbering="true" text:style-name="Numbering_20_123">
        <text:list-item text:start-value="1">
          <text:p text:style-name="P10">Понятие одномерных массивов в <text:span text:style-name="T3">Python.</text:span></text:p>
        </text:list-item>
        <text:list-item>
          <text:p text:style-name="P10">Создание одномерного массива в <text:span text:style-name="T3">Python.</text:span></text:p>
        </text:list-item>
        <text:list-item>
          <text:p text:style-name="P10">Обращение к элементам одномерного массива в <text:span text:style-name="T3">Python.</text:span></text:p>
        </text:list-item>
        <text:list-item>
          <text:p text:style-name="P10">Вывод одномерного массива в <text:span text:style-name="T3">Pytho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chapter" style:master-page-name="">
      <style:paragraph-properties fo:margin-top="0cm" fo:margin-bottom="0cm" style:contextual-spacing="false" fo:text-align="center" style:justify-single-word="false" style:page-number="auto" fo:keep-with-next="always"/>
      <style:text-properties style:font-name="Liberation Serif1" fo:font-family="'Liberation Serif'" style:font-style-name="Жирный" style:font-family-generic="roman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Верхний_20_колонтитул_20_по_20_центру"><text:page-number text:select-page="current">2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6T06:01:26.391414900</meta:creation-date>
    <meta:editing-duration>PT54M21S</meta:editing-duration>
    <meta:editing-cycles>8</meta:editing-cycles>
    <meta:generator>LibreOffice/25.2.5.2$Windows_X86_64 LibreOffice_project/03d19516eb2e1dd5d4ccd751a0d6f35f35e08022</meta:generator>
    <dc:title>my_default</dc:title>
    <dc:date>2025-09-20T05:28:13.806920500</dc:date>
    <meta:document-statistic meta:table-count="0" meta:image-count="0" meta:object-count="0" meta:page-count="1" meta:paragraph-count="17" meta:word-count="160" meta:character-count="1194" meta:non-whitespace-character-count="1060"/>
    <meta:template xlink:type="simple" xlink:actuate="onRequest" xlink:title="my_default" xlink:href="../../../AppData/Roaming/LibreOffice/4/user/template/my_default.ott" meta:date="2025-09-06T06:01:25.350303800"/>
  </office:meta>
</office:document-meta>
</file>